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ext_20_body" style:list-style-name="L7"/>
    <style:style style:name="P6" style:family="paragraph" style:parent-style-name="Text_20_body" style:list-style-name="L7">
      <style:paragraph-properties fo:margin-top="0in" fo:margin-bottom="0in" style:contextual-spacing="false"/>
    </style:style>
    <style:style style:name="P7" style:family="paragraph" style:parent-style-name="Text_20_body" style:list-style-name="L8"/>
    <style:style style:name="P8" style:family="paragraph" style:parent-style-name="Text_20_body" style:list-style-name="L8">
      <style:paragraph-properties fo:margin-top="0in" fo:margin-bottom="0in" style:contextual-spacing="false"/>
    </style:style>
    <style:style style:name="P9" style:family="paragraph" style:parent-style-name="Text_20_body" style:list-style-name="L9"/>
    <style:style style:name="P10" style:family="paragraph" style:parent-style-name="Text_20_body" style:list-style-name="L9">
      <style:paragraph-properties fo:margin-top="0in" fo:margin-bottom="0in" style:contextual-spacing="false"/>
    </style:style>
    <style:style style:name="P11" style:family="paragraph" style:parent-style-name="Text_20_body" style:list-style-name="L10"/>
    <style:style style:name="P12" style:family="paragraph" style:parent-style-name="Text_20_body" style:list-style-name="L10">
      <style:paragraph-properties fo:margin-top="0in" fo:margin-bottom="0in" style:contextual-spacing="false"/>
    </style:style>
    <style:style style:name="P13" style:family="paragraph" style:parent-style-name="Text_20_body" style:list-style-name="L11"/>
    <style:style style:name="P14" style:family="paragraph" style:parent-style-name="Text_20_body" style:list-style-name="L11">
      <style:paragraph-properties fo:margin-top="0in" fo:margin-bottom="0in" style:contextual-spacing="false"/>
    </style:style>
    <style:style style:name="P15" style:family="paragraph" style:parent-style-name="Text_20_body" style:list-style-name="L12"/>
    <style:style style:name="P16" style:family="paragraph" style:parent-style-name="Text_20_body" style:list-style-name="L12">
      <style:paragraph-properties fo:margin-top="0in" fo:margin-bottom="0in" style:contextual-spacing="false"/>
    </style:style>
    <style:style style:name="P17" style:family="paragraph" style:parent-style-name="Text_20_body">
      <style:text-properties style:font-name="Liberation Serif"/>
    </style:style>
    <style:style style:name="P18" style:family="paragraph" style:parent-style-name="Text_20_body">
      <style:paragraph-properties fo:break-before="page"/>
      <style:text-properties style:font-name="Liberation Serif"/>
    </style:style>
    <style:style style:name="P19" style:family="paragraph" style:parent-style-name="Title">
      <style:text-properties style:font-name="Liberation Serif"/>
    </style:style>
    <style:style style:name="T1" style:family="text">
      <style:text-properties style:font-name="Liberation Seri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Informe de la Práctica: Diseño y Pruebas Unitarias.</text:p>
      <text:p text:style-name="P18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Índice</text:p>
          </text:index-title>
          <text:p text:style-name="P1"><text:a xlink:type="simple" xlink:href="#__RefHeading___Toc5_3626784180" text:style-name="Index_20_Link" text:visited-style-name="Index_20_Link">Resumen del Trabajo Realizado<text:tab/>1</text:a></text:p>
          <text:p text:style-name="P1"><text:a xlink:type="simple" xlink:href="#__RefHeading___Toc7_3626784180" text:style-name="Index_20_Link" text:visited-style-name="Index_20_Link">Criterios de Diseño Empleados<text:tab/>2</text:a></text:p>
          <text:p text:style-name="P2"><text:a xlink:type="simple" xlink:href="#__RefHeading___Toc9_3626784180" text:style-name="Index_20_Link" text:visited-style-name="Index_20_Link">Principios SOLID<text:tab/>2</text:a></text:p>
          <text:p text:style-name="P2"><text:a xlink:type="simple" xlink:href="#__RefHeading___Toc11_3626784180" text:style-name="Index_20_Link" text:visited-style-name="Index_20_Link">Patrones GRASP<text:tab/>2</text:a></text:p>
          <text:p text:style-name="P1"><text:a xlink:type="simple" xlink:href="#__RefHeading___Toc13_3626784180" text:style-name="Index_20_Link" text:visited-style-name="Index_20_Link">Justificación de las Decisiones Tomadas<text:tab/>2</text:a></text:p>
          <text:p text:style-name="P1"><text:a xlink:type="simple" xlink:href="#__RefHeading___Toc15_3626784180" text:style-name="Index_20_Link" text:visited-style-name="Index_20_Link">Cobertura de las Pruebas<text:tab/>3</text:a></text:p>
          <text:p text:style-name="P1"><text:a xlink:type="simple" xlink:href="#__RefHeading___Toc17_3626784180" text:style-name="Index_20_Link" text:visited-style-name="Index_20_Link">Observaciones Finales<text:tab/>3</text:a></text:p>
        </text:index-body>
      </text:table-of-content>
      <text:p text:style-name="P17"/>
      <text:h text:style-name="P4" text:outline-level="2"><text:bookmark-start text:name="__RefHeading___Toc5_3626784180"/>Resumen del<text:span text:style-name="T1"> Trabajo Realizado</text:span><text:bookmark-end text:name="__RefHeading___Toc5_3626784180"/></text:h>
      <text:p text:style-name="Text_20_body">El trabajo desarrollado aborda la implementación del caso de uso "Realizar desplazamiento" dentro del sistema de micromovilidad compartida, siguiendo las especificaciones descritas en el enunciado.</text:p>
      <text:p text:style-name="Text_20_body">La práctica se estructura en dos partes:</text:p>
      <text:list text:style-name="L7">
        <text:list-item>
          <text:p text:style-name="P5"><text:span text:style-name="Strong_20_Emphasis">Parte I (obligatoria):</text:span> Desarrollo de la funcionalidad núcleo para realizar desplazamientos, incluyendo las siguientes actividades:</text:p>
          <text:list>
            <text:list-item>
              <text:p text:style-name="P6">Implementación de las clases valor (GeographicPoint, StationID, VehicleID y UserAccount). </text:p>
            </text:list-item>
            <text:list-item>
              <text:p text:style-name="P6">Desarrollo de la lógica para emparejar y desemparejar vehículos. </text:p>
            </text:list-item>
            <text:list-item>
              <text:p text:style-name="P6">Creación de servicios auxiliares y controladores, como <text:span text:style-name="Source_20_Text">JourneyRealizeHandler</text:span> y <text:span text:style-name="Source_20_Text">JourneyService</text:span>. </text:p>
            </text:list-item>
            <text:list-item>
              <text:p text:style-name="P6">Manejo de excepciones específicas para validar estados y garantizar la robustez del sistema. </text:p>
            </text:list-item>
            <text:list-item>
              <text:p text:style-name="P6">Pruebas unitarias exhaustivas para todos los componentes clave y todos los casos requeridos en el enunciado. </text:p>
            </text:list-item>
          </text:list>
        </text:list-item>
        <text:list-item>
          <text:p text:style-name="P5"><text:span text:style-name="Strong_20_Emphasis">Parte II (opcional):</text:span> Extensión del sistema para incluir el caso de uso "Realizar pago monedero". En esta parte se desarrollaron las clases y métodos relacionados con el pago mediante monedero electrónico, además de las pruebas correspondientes.</text:p>
        </text:list-item>
      </text:list>
      <text:p text:style-name="Horizontal_20_Line"/>
      <text:h text:style-name="Heading_20_2" text:outline-level="2"><text:bookmark-start text:name="__RefHeading___Toc7_3626784180"/>Criterios de Diseño Empleados<text:bookmark-end text:name="__RefHeading___Toc7_3626784180"/></text:h>
      <text:h text:style-name="Heading_20_3" text:outline-level="3"><text:bookmark-start text:name="__RefHeading___Toc9_3626784180"/>Principios SOLID<text:bookmark-end text:name="__RefHeading___Toc9_3626784180"/></text:h>
      <text:list text:style-name="L8">
        <text:list-item>
          <text:p text:style-name="P8"><text:span text:style-name="Strong_20_Emphasis">Responsabilidad Única:</text:span> Las clases valor como <text:span text:style-name="Source_20_Text">GeographicPoint</text:span>, <text:span text:style-name="Source_20_Text">StationID</text:span>, etc., tienen la única responsabilidad de encapsular datos primitivos y asegurar su validez. </text:p>
        </text:list-item>
        <text:list-item>
          <text:p text:style-name="P8"><text:span text:style-name="Strong_20_Emphasis">Abierto/Cerrado:</text:span> Las interfaces de servicios (<text:span text:style-name="Source_20_Text">Server</text:span>, <text:span text:style-name="Source_20_Text">QRDecoder</text:span>, etc.) están diseñadas para permitir la extensión mediante nuevas implementaciones, sin modificar su estructura original. </text:p>
        </text:list-item>
        <text:list-item>
          <text:p text:style-name="P8"><text:span text:style-name="Strong_20_Emphasis">Sustitución de Liskov:</text:span> Las subclases como <text:span text:style-name="Source_20_Text">WalletPayment</text:span> (herencia de <text:span text:style-name="Source_20_Text">Payment</text:span>) respetan las expectativas de comportamiento definidas en sus superclases. </text:p>
        </text:list-item>
        <text:list-item>
          <text:p text:style-name="P8"><text:span text:style-name="Strong_20_Emphasis">Segregación de Interfaces:</text:span> Se definieron interfaces específicas para los servicios (<text:span text:style-name="Source_20_Text">UnbondedBTSignal</text:span>, <text:span text:style-name="Source_20_Text">ArduinoMicroController</text:span>), minimizando dependencias innecesarias. </text:p>
        </text:list-item>
        <text:list-item>
          <text:p text:style-name="P7"><text:span text:style-name="Strong_20_Emphasis">Inversión de Dependencias:</text:span> Las dependencias de los servicios externos se inyectan mediante métodos setter, permitiendo el uso de dobles de prueba en lugar de implementaciones reales. </text:p>
        </text:list-item>
      </text:list>
      <text:h text:style-name="Heading_20_3" text:outline-level="3"><text:bookmark-start text:name="__RefHeading___Toc11_3626784180"/><text:soft-page-break/>Patrones GRASP<text:bookmark-end text:name="__RefHeading___Toc11_3626784180"/></text:h>
      <text:list text:style-name="L9">
        <text:list-item>
          <text:p text:style-name="P10"><text:span text:style-name="Strong_20_Emphasis">Controlador:</text:span> <text:span text:style-name="Source_20_Text">JourneyRealizeHandler</text:span> centraliza la gestión de los eventos del caso de uso. </text:p>
        </text:list-item>
        <text:list-item>
          <text:p text:style-name="P10"><text:span text:style-name="Strong_20_Emphasis">Experto en Información:</text:span> Clases como <text:span text:style-name="Source_20_Text">JourneyService</text:span> manejan los cálculos relacionados con los desplazamientos (duración, distancia, velocidad promedio) debido a su conocimiento de los datos necesarios. </text:p>
        </text:list-item>
        <text:list-item>
          <text:p text:style-name="P10"><text:span text:style-name="Strong_20_Emphasis">Alta Cohesión:</text:span> Se evitó agregar responsabilidades innecesarias a las clases, promoviendo una estructura modular y mantenible. </text:p>
        </text:list-item>
        <text:list-item>
          <text:p text:style-name="P9"><text:span text:style-name="Strong_20_Emphasis">Bajo Acoplamiento:</text:span> Las dependencias entre clases se gestionaron mediante interfaces y métodos de inyección, facilitando cambios futuros y pruebas unitarias. </text:p>
        </text:list-item>
      </text:list>
      <text:p text:style-name="Horizontal_20_Line"/>
      <text:h text:style-name="Heading_20_2" text:outline-level="2"><text:bookmark-start text:name="__RefHeading___Toc13_3626784180"/>Justificación de las Decisiones Tomadas<text:bookmark-end text:name="__RefHeading___Toc13_3626784180"/></text:h>
      <text:list text:style-name="L10">
        <text:list-item>
          <text:p text:style-name="P12"><text:span text:style-name="Strong_20_Emphasis">Clases Valor:</text:span> La elección de clases inmutables para <text:span text:style-name="Source_20_Text">GeographicPoint</text:span>, <text:span text:style-name="Source_20_Text">StationID</text:span>, <text:span text:style-name="Source_20_Text">VehicleID</text:span> y <text:span text:style-name="Source_20_Text">UserAccount</text:span> asegura consistencia y evita efectos colaterales en el manejo de datos. </text:p>
        </text:list-item>
        <text:list-item>
          <text:p text:style-name="P12"><text:span text:style-name="Strong_20_Emphasis">Excepciones Personalizadas:</text:span> Se definieron excepciones como <text:span text:style-name="Source_20_Text">InvalidPairingArgsException</text:span> y <text:span text:style-name="Source_20_Text">PMVNotAvailException</text:span> para identificar errores específicos y mejorar la legibilidad del código. </text:p>
        </text:list-item>
        <text:list-item>
          <text:p text:style-name="P12"><text:span text:style-name="Strong_20_Emphasis">Uso de Interfaces:</text:span> La definición de interfaces para servicios externos (<text:span text:style-name="Source_20_Text">Server</text:span>, <text:span text:style-name="Source_20_Text">QRDecoder</text:span>) permite la simulación de escenarios complejos mediante dobles de prueba. </text:p>
        </text:list-item>
        <text:list-item>
          <text:p text:style-name="P11"><text:span text:style-name="Strong_20_Emphasis">Refactorización:</text:span> Durante el desarrollo, se identificaron y corrigieron "code smells" relacionados con la duplicación de código y la complejidad ciclomatica, aplicando técnicas como extracción de métodos y encapsulación. </text:p>
        </text:list-item>
      </text:list>
      <text:p text:style-name="Horizontal_20_Line"/>
      <text:h text:style-name="Heading_20_2" text:outline-level="2"><text:bookmark-start text:name="__RefHeading___Toc15_3626784180"/>Cobertura de las Pruebas<text:bookmark-end text:name="__RefHeading___Toc15_3626784180"/></text:h>
      <text:list text:style-name="L11">
        <text:list-item>
          <text:p text:style-name="P13"><text:span text:style-name="Strong_20_Emphasis">Clases Valor:</text:span></text:p>
          <text:list>
            <text:list-item>
              <text:p text:style-name="P14">Pruebas unitarias para validar excepciones al crear instancias con datos inválidos. </text:p>
            </text:list-item>
          </text:list>
        </text:list-item>
        <text:list-item>
          <text:p text:style-name="P13"><text:span text:style-name="Strong_20_Emphasis">Controlador del Caso de Uso:</text:span></text:p>
          <text:list>
            <text:list-item>
              <text:p text:style-name="P14">Se probaron los métodos de entrada del controlador (<text:span text:style-name="Source_20_Text">scanQR</text:span>, <text:span text:style-name="Source_20_Text">startDriving</text:span>, <text:span text:style-name="Source_20_Text">stopDriving</text:span>, etc.) asegurando que respeten las precondiciones y gestionen correctamente las excepciones. </text:p>
            </text:list-item>
          </text:list>
        </text:list-item>
        <text:list-item>
          <text:p text:style-name="P13"><text:span text:style-name="Strong_20_Emphasis">Servicios Involucrados:</text:span></text:p>
          <text:list>
            <text:list-item>
              <text:p text:style-name="P14"><text:soft-page-break/>Se utilizaron mocks y stubs para probar interacciones con servicios como <text:span text:style-name="Source_20_Text">Server</text:span>, <text:span text:style-name="Source_20_Text">UnbondedBTSignal</text:span> y <text:span text:style-name="Source_20_Text">ArduinoMicroController</text:span>. </text:p>
            </text:list-item>
          </text:list>
        </text:list-item>
        <text:list-item>
          <text:p text:style-name="P13"><text:span text:style-name="Strong_20_Emphasis">Pruebas de Escenarios:</text:span></text:p>
          <text:list>
            <text:list-item>
              <text:p text:style-name="P14">Casos de éxito: Validación completa del flujo del caso de uso desde el emparejamiento hasta el desemparejamiento. </text:p>
            </text:list-item>
            <text:list-item>
              <text:p text:style-name="P14">Casos de fallo: Manejo de errores como pérdida de conexión, datos inválidos y estados inconsistentes. </text:p>
            </text:list-item>
            <text:list-item>
              <text:p text:style-name="P13">Se desarrollaron pruebas unitarias para todos los casos requeridos en el enunciado, cubriendo exhaustivamente tanto situaciones exitosas como excepcionales. </text:p>
            </text:list-item>
          </text:list>
        </text:list-item>
      </text:list>
      <text:p text:style-name="Horizontal_20_Line"/>
      <text:h text:style-name="Heading_20_2" text:outline-level="2"><text:bookmark-start text:name="__RefHeading___Toc17_3626784180"/>Observaciones Finales<text:bookmark-end text:name="__RefHeading___Toc17_3626784180"/></text:h>
      <text:list text:style-name="L12">
        <text:list-item>
          <text:p text:style-name="P15"><text:span text:style-name="Strong_20_Emphasis">Desafíos Encontrados:</text:span></text:p>
          <text:list>
            <text:list-item>
              <text:p text:style-name="P16">Integración de múltiples dependencias externas como servicios Bluetooth y QR decoding. </text:p>
            </text:list-item>
            <text:list-item>
              <text:p text:style-name="P16">Cobertura de escenarios excepcionales, especialmente en el manejo de estados de vehículos y conexiones interrumpidas. </text:p>
            </text:list-item>
          </text:list>
        </text:list-item>
        <text:list-item>
          <text:p text:style-name="P15"><text:span text:style-name="Strong_20_Emphasis">Aspectos Destacados:</text:span></text:p>
          <text:list>
            <text:list-item>
              <text:p text:style-name="P16">Modularidad del sistema: La separación de responsabilidades facilita la extensión y mantenimiento del código. </text:p>
            </text:list-item>
            <text:list-item>
              <text:p text:style-name="P15">Calidad de pruebas: Los tests diseñados garantizan un alto nivel de confianza en la funcionalidad implementada. </text:p>
            </text:list-item>
          </text:list>
        </text:list-item>
      </text:list>
      <text:p text:style-name="Text_20_body">En conclusión, el desarrollo de la práctica ha permitido consolidar los conceptos de diseño y pruebas unitarias en un contexto complejo, asegurando un sistema robusto y extensible para futuras iteraciones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bookmark-start text:name="PageNumWizard_FOOTER_Default Page Style3 Copy 1"/><text:page-number text:select-page="current">5</text:page-number><text:bookmark-end text:name="PageNumWizard_FOOTER_Default Page Style3 Copy 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21:05:35.319166167</meta:creation-date>
    <dc:date>2024-12-29T21:16:45.445825284</dc:date>
    <meta:editing-duration>PT11M10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5" meta:paragraph-count="57" meta:word-count="711" meta:character-count="5219" meta:non-whitespace-character-count="4573"/>
  </office:meta>
</office:document-meta>
</file>